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155">
            <text:p>155</text:p>
          </table:table-cell>
          <table:table-cell table:number-columns-repeated="2" office:value-type="float" office:value="126">
            <text:p>126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31">
            <text:p>231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0">
            <text:p>130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table:number-columns-repeated="3" office:value-type="float" office:value="118">
            <text:p>11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51">
            <text:p>151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8">
            <text:p>118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table:number-columns-repeated="2" office:value-type="float" office:value="117">
            <text:p>11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number-columns-repeated="2" office:value-type="float" office:value="122">
            <text:p>122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327">
            <text:p>327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340">
            <text:p>34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8">
            <text:p>118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26">
            <text:p>126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68">
            <text:p>168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3">
            <text:p>113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table:number-columns-repeated="3" office:value-type="float" office:value="118">
            <text:p>11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546">
            <text:p>546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8">
            <text:p>118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89">
            <text:p>189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30">
            <text:p>130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2" office:value-type="float" office:value="126">
            <text:p>126</text:p>
          </table:table-cell>
        </table:table-row>
        <table:table-row table:style-name="ro1">
          <table:table-cell table:number-columns-repeated="2" office:value-type="float" office:value="118">
            <text:p>118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30">
            <text:p>130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8">
            <text:p>118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99">
            <text:p>299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303">
            <text:p>303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7">
            <text:p>117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80">
            <text:p>180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table:number-columns-repeated="2" office:value-type="float" office:value="126">
            <text:p>126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43">
            <text:p>143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9">
            <text:p>189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22">
            <text:p>122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table:number-columns-repeated="2" office:value-type="float" office:value="114">
            <text:p>114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22">
            <text:p>122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table:number-columns-repeated="2" office:value-type="float" office:value="117">
            <text:p>11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34">
            <text:p>134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table:number-columns-repeated="2" office:value-type="float" office:value="130">
            <text:p>13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64">
            <text:p>164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13">
            <text:p>113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93">
            <text:p>193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26">
            <text:p>226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number-columns-repeated="2" office:value-type="float" office:value="113">
            <text:p>11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61">
            <text:p>261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39">
            <text:p>239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4">
            <text:p>134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39">
            <text:p>139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18">
            <text:p>118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64">
            <text:p>164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348">
            <text:p>348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table:number-columns-repeated="2" office:value-type="float" office:value="122">
            <text:p>122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float" office:value="114">
            <text:p>114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18">
            <text:p>118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38">
            <text:p>138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5">
            <text:p>135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78">
            <text:p>278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0">
            <text:p>130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471">
            <text:p>471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0">
            <text:p>16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10">
            <text:p>21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17">
            <text:p>117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table:number-columns-repeated="2" office:value-type="float" office:value="117">
            <text:p>11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63">
            <text:p>163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85">
            <text:p>185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table:number-columns-repeated="2" office:value-type="float" office:value="126">
            <text:p>126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85">
            <text:p>185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39">
            <text:p>139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number-columns-repeated="2" office:value-type="float" office:value="117">
            <text:p>11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35">
            <text:p>135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7">
            <text:p>177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47">
            <text:p>247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47">
            <text:p>147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9">
            <text:p>139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30">
            <text:p>130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9">
            <text:p>139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8">
            <text:p>118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26">
            <text:p>126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34">
            <text:p>134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46">
            <text:p>146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number-columns-repeated="2" office:value-type="float" office:value="114">
            <text:p>114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22">
            <text:p>122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311">
            <text:p>311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7">
            <text:p>177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13">
            <text:p>113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26">
            <text:p>126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55">
            <text:p>155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table:number-columns-repeated="2"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26">
            <text:p>126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584">
            <text:p>584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9">
            <text:p>139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56">
            <text:p>256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84">
            <text:p>184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number-columns-repeated="2" office:value-type="float" office:value="126">
            <text:p>126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39">
            <text:p>139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2">
            <text:p>172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float" office:value="113">
            <text:p>11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14">
            <text:p>114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table:number-columns-repeated="2" office:value-type="float" office:value="117">
            <text:p>11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60">
            <text:p>160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number-columns-repeated="2" office:value-type="float" office:value="117">
            <text:p>11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39">
            <text:p>139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500">
            <text:p>500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61">
            <text:p>261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18">
            <text:p>118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89">
            <text:p>189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43">
            <text:p>143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table:number-columns-repeated="3" office:value-type="float" office:value="117">
            <text:p>117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43">
            <text:p>143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99">
            <text:p>299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72">
            <text:p>272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2" office:value-type="float" office:value="113">
            <text:p>113</text:p>
          </table:table-cell>
        </table:table-row>
        <table:table-row table:style-name="ro1">
          <table:table-cell table:number-columns-repeated="2" office:value-type="float" office:value="118">
            <text:p>118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43">
            <text:p>243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0">
            <text:p>160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47">
            <text:p>147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81">
            <text:p>181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17">
            <text:p>117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336">
            <text:p>336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float" office:value="113">
            <text:p>113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13">
            <text:p>113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2" office:value-type="float" office:value="117">
            <text:p>11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81">
            <text:p>181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5">
            <text:p>185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6">
            <text:p>176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02">
            <text:p>202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table:number-columns-repeated="2" office:value-type="float" office:value="117">
            <text:p>11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64">
            <text:p>164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4">
            <text:p>164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26">
            <text:p>126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2" office:value-type="float" office:value="114">
            <text:p>114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93">
            <text:p>193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22">
            <text:p>122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65">
            <text:p>265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26">
            <text:p>126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35">
            <text:p>235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02">
            <text:p>202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65">
            <text:p>265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float" office:value="122">
            <text:p>12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2" office:value-type="float" office:value="113">
            <text:p>11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408">
            <text:p>408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26">
            <text:p>126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2" office:value-type="float" office:value="113">
            <text:p>11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35">
            <text:p>135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60">
            <text:p>26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72">
            <text:p>172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0">
            <text:p>16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8">
            <text:p>118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415">
            <text:p>415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86">
            <text:p>286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72">
            <text:p>172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0">
            <text:p>18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8">
            <text:p>138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86">
            <text:p>286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float" office:value="114">
            <text:p>114</text:p>
          </table:table-cell>
        </table:table-row>
        <table:table-row table:style-name="ro1">
          <table:table-cell table:number-columns-repeated="2" office:value-type="float" office:value="118">
            <text:p>118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63">
            <text:p>163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0">
            <text:p>18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0">
            <text:p>130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17">
            <text:p>117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99">
            <text:p>299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number-columns-repeated="2" office:value-type="float" office:value="117">
            <text:p>117</text:p>
          </table:table-cell>
        </table:table-row>
        <table:table-row table:style-name="ro1">
          <table:table-cell table:number-columns-repeated="2" office:value-type="float" office:value="114">
            <text:p>114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13">
            <text:p>113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77">
            <text:p>177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3">
            <text:p>113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336">
            <text:p>336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21">
            <text:p>121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18">
            <text:p>118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2" office:value-type="float" office:value="118">
            <text:p>118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68">
            <text:p>168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68">
            <text:p>168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number-columns-repeated="2"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2" office:value-type="float" office:value="117">
            <text:p>11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13">
            <text:p>113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table:number-columns-repeated="2" office:value-type="float" office:value="117">
            <text:p>117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number-columns-repeated="2" office:value-type="float" office:value="126">
            <text:p>12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68">
            <text:p>168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21">
            <text:p>121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65">
            <text:p>265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252">
            <text:p>252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44">
            <text:p>344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3">
            <text:p>113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42">
            <text:p>142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8">
            <text:p>118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table:number-columns-repeated="2" office:value-type="float" office:value="117">
            <text:p>117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30">
            <text:p>130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table:number-columns-repeated="3" office:value-type="float" office:value="113">
            <text:p>113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353">
            <text:p>353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47">
            <text:p>147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64">
            <text:p>164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2">
            <text:p>172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float" office:value="113">
            <text:p>11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26">
            <text:p>126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35">
            <text:p>235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5">
            <text:p>135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table:number-columns-repeated="2" office:value-type="float" office:value="126">
            <text:p>126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2" office:value-type="float" office:value="117">
            <text:p>117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table:number-columns-repeated="2" office:value-type="float" office:value="118">
            <text:p>118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table:number-columns-repeated="3"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table:number-columns-repeated="3" office:value-type="float" office:value="117">
            <text:p>11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26">
            <text:p>126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88">
            <text:p>188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327">
            <text:p>327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0">
            <text:p>130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31">
            <text:p>131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31">
            <text:p>231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35">
            <text:p>135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90">
            <text:p>29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63">
            <text:p>163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float" office:value="113">
            <text:p>113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59">
            <text:p>159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85">
            <text:p>285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64">
            <text:p>164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table:number-columns-repeated="2" office:value-type="float" office:value="113">
            <text:p>113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table:number-columns-repeated="2" office:value-type="float" office:value="117">
            <text:p>11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02">
            <text:p>202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2">
            <text:p>172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89">
            <text:p>189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34">
            <text:p>134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80">
            <text:p>180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28">
            <text:p>328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73">
            <text:p>273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26">
            <text:p>226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3">
            <text:p>113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26">
            <text:p>126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40">
            <text:p>24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2">
            <text:p>172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72">
            <text:p>172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40">
            <text:p>240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0">
            <text:p>16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22">
            <text:p>122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341">
            <text:p>341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9">
            <text:p>139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4">
            <text:p>114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63">
            <text:p>163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0">
            <text:p>130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table:number-columns-repeated="2" office:value-type="float" office:value="117">
            <text:p>11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13">
            <text:p>113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89">
            <text:p>189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2" office:value-type="float" office:value="117">
            <text:p>11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76">
            <text:p>176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331">
            <text:p>331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1">
            <text:p>181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68">
            <text:p>168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43">
            <text:p>143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4">
            <text:p>114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64">
            <text:p>164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57">
            <text:p>257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9">
            <text:p>189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3">
            <text:p>113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2" office:value-type="float" office:value="114">
            <text:p>114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345">
            <text:p>345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float" office:value="122">
            <text:p>12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56">
            <text:p>256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0">
            <text:p>130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2"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number-columns-repeated="2" office:value-type="float" office:value="117">
            <text:p>117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26">
            <text:p>126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64">
            <text:p>164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float" office:value="118">
            <text:p>118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43">
            <text:p>143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number-columns-repeated="2" office:value-type="float" office:value="118">
            <text:p>11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5">
            <text:p>185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316">
            <text:p>316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3">
            <text:p>113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93">
            <text:p>193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26">
            <text:p>126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22">
            <text:p>122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39">
            <text:p>139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0">
            <text:p>18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323">
            <text:p>323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407">
            <text:p>407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9">
            <text:p>139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63">
            <text:p>163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4">
            <text:p>184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9">
            <text:p>189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26">
            <text:p>126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table:number-columns-repeated="2" office:value-type="float" office:value="118">
            <text:p>118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38">
            <text:p>138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22">
            <text:p>122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18">
            <text:p>118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72">
            <text:p>172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22">
            <text:p>122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38">
            <text:p>138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88">
            <text:p>188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26">
            <text:p>126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number-columns-repeated="2" office:value-type="float" office:value="113">
            <text:p>113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68">
            <text:p>168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81">
            <text:p>181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14">
            <text:p>314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float" office:value="114">
            <text:p>114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5">
            <text:p>185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94">
            <text:p>294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float" office:value="134">
            <text:p>134</text:p>
          </table:table-cell>
        </table:table-row>
        <table:table-row table:style-name="ro1">
          <table:table-cell table:number-columns-repeated="3" office:value-type="float" office:value="114">
            <text:p>11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8">
            <text:p>118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73">
            <text:p>273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0">
            <text:p>180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01">
            <text:p>201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31">
            <text:p>331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44">
            <text:p>344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4">
            <text:p>134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table:number-columns-repeated="2" office:value-type="float" office:value="118">
            <text:p>118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93">
            <text:p>193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02">
            <text:p>202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9">
            <text:p>189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86">
            <text:p>286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5">
            <text:p>135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38">
            <text:p>138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86">
            <text:p>286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14">
            <text:p>114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93">
            <text:p>193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float" office:value="113">
            <text:p>11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316">
            <text:p>316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8">
            <text:p>118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59">
            <text:p>159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float" office:value="117">
            <text:p>117</text:p>
          </table:table-cell>
        </table:table-row>
        <table:table-row table:style-name="ro1">
          <table:table-cell table:number-columns-repeated="3"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26">
            <text:p>126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306">
            <text:p>306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2">
            <text:p>172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4">
            <text:p>184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3">
            <text:p>113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93">
            <text:p>193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21">
            <text:p>121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43">
            <text:p>143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number-columns-repeated="2" office:value-type="float" office:value="113">
            <text:p>113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78">
            <text:p>278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number-columns-repeated="2" office:value-type="float" office:value="113">
            <text:p>113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38">
            <text:p>138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4">
            <text:p>134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2" office:value-type="float" office:value="113">
            <text:p>11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89">
            <text:p>189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42">
            <text:p>142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369">
            <text:p>369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496">
            <text:p>496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44">
            <text:p>344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3">
            <text:p>113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2" office:value-type="float" office:value="118">
            <text:p>118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26">
            <text:p>126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64">
            <text:p>164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517">
            <text:p>517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3">
            <text:p>113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number-columns-repeated="2" office:value-type="float" office:value="117">
            <text:p>11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22">
            <text:p>122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85">
            <text:p>185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13">
            <text:p>113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328">
            <text:p>328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3">
            <text:p>113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93">
            <text:p>193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table:number-columns-repeated="2" office:value-type="float" office:value="126">
            <text:p>126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77">
            <text:p>177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21">
            <text:p>121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18">
            <text:p>118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68">
            <text:p>168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72">
            <text:p>272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8">
            <text:p>118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table:number-columns-repeated="2" office:value-type="float" office:value="126">
            <text:p>126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43">
            <text:p>143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table:number-columns-repeated="2" office:value-type="float" office:value="126">
            <text:p>126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13">
            <text:p>113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22">
            <text:p>122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38">
            <text:p>138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9">
            <text:p>139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0">
            <text:p>130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table:number-columns-repeated="2" office:value-type="float" office:value="118">
            <text:p>118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01">
            <text:p>201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6">
            <text:p>176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18">
            <text:p>118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21">
            <text:p>121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22">
            <text:p>122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89">
            <text:p>189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0">
            <text:p>13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22">
            <text:p>122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35">
            <text:p>235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27">
            <text:p>327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31">
            <text:p>231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6">
            <text:p>176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6">
            <text:p>176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94">
            <text:p>194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31">
            <text:p>131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98">
            <text:p>298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3">
            <text:p>113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30">
            <text:p>130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35">
            <text:p>235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11">
            <text:p>311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34">
            <text:p>134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39">
            <text:p>139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float" office:value="113">
            <text:p>11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349">
            <text:p>349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3">
            <text:p>113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14">
            <text:p>114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77">
            <text:p>177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65">
            <text:p>265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6">
            <text:p>176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7">
            <text:p>117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357">
            <text:p>357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21">
            <text:p>121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34">
            <text:p>134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4">
            <text:p>134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2" office:value-type="float" office:value="113">
            <text:p>11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60">
            <text:p>160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98">
            <text:p>198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7">
            <text:p>117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72">
            <text:p>172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0">
            <text:p>18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3">
            <text:p>113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06">
            <text:p>206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302">
            <text:p>302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float" office:value="117">
            <text:p>11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26">
            <text:p>126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table:number-columns-repeated="3" office:value-type="float" office:value="118">
            <text:p>11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64">
            <text:p>264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5">
            <text:p>135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26">
            <text:p>126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2" office:value-type="float" office:value="118">
            <text:p>11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72">
            <text:p>172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26">
            <text:p>126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39">
            <text:p>139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64">
            <text:p>164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39">
            <text:p>239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number-columns-repeated="2" office:value-type="float" office:value="113">
            <text:p>113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336">
            <text:p>336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float" office:value="114">
            <text:p>114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61">
            <text:p>261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table:number-columns-repeated="2" office:value-type="float" office:value="126">
            <text:p>126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2">
            <text:p>172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43">
            <text:p>143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0">
            <text:p>16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1">
            <text:p>181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2">
            <text:p>172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number-columns-repeated="2" office:value-type="float" office:value="118">
            <text:p>118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98">
            <text:p>198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60">
            <text:p>16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14">
            <text:p>114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table:number-columns-repeated="2" office:value-type="float" office:value="118">
            <text:p>118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2" office:value-type="float" office:value="126">
            <text:p>126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22">
            <text:p>122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43">
            <text:p>243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20">
            <text:p>32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72">
            <text:p>172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8">
            <text:p>138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table:number-columns-repeated="2" office:value-type="float" office:value="122">
            <text:p>122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31">
            <text:p>231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float" office:value="113">
            <text:p>113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35">
            <text:p>135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21">
            <text:p>121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14">
            <text:p>114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table:number-columns-repeated="3" office:value-type="float" office:value="113">
            <text:p>11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43">
            <text:p>143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1">
            <text:p>181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4">
            <text:p>134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69">
            <text:p>269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60">
            <text:p>16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table:number-columns-repeated="3" office:value-type="float" office:value="126">
            <text:p>126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349">
            <text:p>349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4">
            <text:p>114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80">
            <text:p>180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18">
            <text:p>118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93">
            <text:p>193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81">
            <text:p>281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3">
            <text:p>163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35">
            <text:p>135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328">
            <text:p>328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349">
            <text:p>349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number-columns-repeated="2"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2" office:value-type="float" office:value="117">
            <text:p>117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float" office:value="118">
            <text:p>118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94">
            <text:p>194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float" office:value="126">
            <text:p>12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72">
            <text:p>172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table:number-columns-repeated="2" office:value-type="float" office:value="118">
            <text:p>118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14">
            <text:p>114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15">
            <text:p>215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90">
            <text:p>290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69">
            <text:p>269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99">
            <text:p>299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69">
            <text:p>269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4">
            <text:p>134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19">
            <text:p>319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1">
            <text:p>131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47">
            <text:p>147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9">
            <text:p>139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0">
            <text:p>130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42">
            <text:p>142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table:number-columns-repeated="2" office:value-type="float" office:value="117">
            <text:p>117</text:p>
          </table:table-cell>
        </table:table-row>
        <table:table-row table:style-name="ro1">
          <table:table-cell table:number-columns-repeated="2" office:value-type="float" office:value="118">
            <text:p>118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59">
            <text:p>159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table:number-columns-repeated="2" office:value-type="float" office:value="126">
            <text:p>126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27">
            <text:p>22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float" office:value="118">
            <text:p>118</text:p>
          </table:table-cell>
        </table:table-row>
        <table:table-row table:style-name="ro1">
          <table:table-cell table:number-columns-repeated="3" office:value-type="float" office:value="117">
            <text:p>11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31">
            <text:p>131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17">
            <text:p>117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14">
            <text:p>114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22">
            <text:p>122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72">
            <text:p>172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02">
            <text:p>202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466">
            <text:p>466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2"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387">
            <text:p>387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7">
            <text:p>117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table:number-columns-repeated="2" office:value-type="float" office:value="118">
            <text:p>11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72">
            <text:p>172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5">
            <text:p>135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34">
            <text:p>134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14">
            <text:p>114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2" office:value-type="float" office:value="117">
            <text:p>117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21">
            <text:p>121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89">
            <text:p>189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18">
            <text:p>118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0">
            <text:p>130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30">
            <text:p>130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34">
            <text:p>134</text:p>
          </table:table-cell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13">
            <text:p>113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43">
            <text:p>143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39">
            <text:p>139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98">
            <text:p>298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5">
            <text:p>135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357">
            <text:p>357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81">
            <text:p>181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30">
            <text:p>130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30">
            <text:p>130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64">
            <text:p>164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22">
            <text:p>122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52">
            <text:p>152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73">
            <text:p>173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73">
            <text:p>273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56">
            <text:p>256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471">
            <text:p>471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float" office:value="114">
            <text:p>114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77">
            <text:p>177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number-columns-repeated="2"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60">
            <text:p>16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26">
            <text:p>126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table:number-columns-repeated="3" office:value-type="float" office:value="113">
            <text:p>113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18">
            <text:p>118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39">
            <text:p>139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17">
            <text:p>117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39">
            <text:p>139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80">
            <text:p>180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8">
            <text:p>188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98">
            <text:p>198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56">
            <text:p>156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number-columns-repeated="2" office:value-type="float" office:value="118">
            <text:p>118</text:p>
          </table:table-cell>
        </table:table-row>
        <table:table-row table:style-name="ro1">
          <table:table-cell table:number-columns-repeated="2" office:value-type="float" office:value="117">
            <text:p>117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table:number-columns-repeated="2" office:value-type="float" office:value="130">
            <text:p>13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6">
            <text:p>176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22">
            <text:p>122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56">
            <text:p>256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number-columns-repeated="2" office:value-type="float" office:value="117">
            <text:p>11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94">
            <text:p>194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46">
            <text:p>146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5">
            <text:p>135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table:number-columns-repeated="2" office:value-type="float" office:value="126">
            <text:p>126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float" office:value="118">
            <text:p>11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8">
            <text:p>118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18">
            <text:p>118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98">
            <text:p>198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14">
            <text:p>114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65">
            <text:p>265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35">
            <text:p>235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73">
            <text:p>273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table:number-columns-repeated="3"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float" office:value="118">
            <text:p>118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340">
            <text:p>34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14">
            <text:p>114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47">
            <text:p>147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8">
            <text:p>118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85">
            <text:p>185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2" office:value-type="float" office:value="114">
            <text:p>114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21">
            <text:p>121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34">
            <text:p>134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4">
            <text:p>114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34">
            <text:p>134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5">
            <text:p>185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47">
            <text:p>147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395">
            <text:p>395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93">
            <text:p>193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table:number-columns-repeated="2" office:value-type="float" office:value="118">
            <text:p>118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18">
            <text:p>118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68">
            <text:p>168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80">
            <text:p>180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22">
            <text:p>122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85">
            <text:p>185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2">
            <text:p>172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float" office:value="118">
            <text:p>11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2" office:value-type="float" office:value="114">
            <text:p>114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18">
            <text:p>118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34">
            <text:p>134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table:number-columns-repeated="2" office:value-type="float" office:value="126">
            <text:p>126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number-columns-repeated="2" office:value-type="float" office:value="113">
            <text:p>113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17">
            <text:p>117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40">
            <text:p>240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30">
            <text:p>130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39">
            <text:p>139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31">
            <text:p>231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81">
            <text:p>181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327">
            <text:p>327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5">
            <text:p>185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2">
            <text:p>172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4">
            <text:p>114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328">
            <text:p>328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4">
            <text:p>134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14">
            <text:p>314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table:number-columns-repeated="3" office:value-type="float" office:value="126">
            <text:p>126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2" office:value-type="float" office:value="113">
            <text:p>11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30">
            <text:p>130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64">
            <text:p>164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60">
            <text:p>260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8">
            <text:p>118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table:number-columns-repeated="2" office:value-type="float" office:value="113">
            <text:p>113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72">
            <text:p>172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0">
            <text:p>130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number-columns-repeated="2" office:value-type="float" office:value="113">
            <text:p>113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74">
            <text:p>274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14">
            <text:p>114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26">
            <text:p>126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02">
            <text:p>202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348">
            <text:p>348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float" office:value="118">
            <text:p>11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84">
            <text:p>184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table:number-columns-repeated="2" office:value-type="float" office:value="126">
            <text:p>126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2" office:value-type="float" office:value="126">
            <text:p>126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68">
            <text:p>168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5">
            <text:p>135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float" office:value="118">
            <text:p>118</text:p>
          </table:table-cell>
        </table:table-row>
        <table:table-row table:style-name="ro1">
          <table:table-cell table:number-columns-repeated="3" office:value-type="float" office:value="114">
            <text:p>114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60">
            <text:p>160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8">
            <text:p>118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65">
            <text:p>265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27">
            <text:p>327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number-columns-repeated="2" office:value-type="float" office:value="126">
            <text:p>12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table:number-columns-repeated="3" office:value-type="float" office:value="118">
            <text:p>118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89">
            <text:p>189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22">
            <text:p>122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21">
            <text:p>121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21">
            <text:p>121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14">
            <text:p>114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77">
            <text:p>177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table:number-columns-repeated="2" office:value-type="float" office:value="126">
            <text:p>126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14">
            <text:p>114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81">
            <text:p>181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4070">
            <text:p>407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327">
            <text:p>327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float" office:value="113">
            <text:p>11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39">
            <text:p>139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26">
            <text:p>126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80">
            <text:p>180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42">
            <text:p>142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number-columns-repeated="2" office:value-type="float" office:value="118">
            <text:p>11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14">
            <text:p>114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73">
            <text:p>273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5">
            <text:p>135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float" office:value="130">
            <text:p>13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77">
            <text:p>277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320">
            <text:p>320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43">
            <text:p>143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22">
            <text:p>122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48">
            <text:p>348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6">
            <text:p>176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1">
            <text:p>181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40">
            <text:p>24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table:number-columns-repeated="3" office:value-type="float" office:value="126">
            <text:p>12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73">
            <text:p>173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45">
            <text:p>345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65">
            <text:p>265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0">
            <text:p>13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2" office:value-type="float" office:value="118">
            <text:p>11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323">
            <text:p>323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18">
            <text:p>118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4">
            <text:p>164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5">
            <text:p>135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17">
            <text:p>117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80">
            <text:p>18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26">
            <text:p>126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06">
            <text:p>206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94">
            <text:p>294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35">
            <text:p>235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4">
            <text:p>134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table:number-columns-repeated="2" office:value-type="float" office:value="114">
            <text:p>114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72">
            <text:p>172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3">
            <text:p>113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336">
            <text:p>336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0">
            <text:p>160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17">
            <text:p>117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387">
            <text:p>387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15">
            <text:p>315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35">
            <text:p>135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9">
            <text:p>189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2" office:value-type="float" office:value="114">
            <text:p>114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number-columns-repeated="2" office:value-type="float" office:value="118">
            <text:p>11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76">
            <text:p>176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39">
            <text:p>139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table:number-columns-repeated="2" office:value-type="float" office:value="126">
            <text:p>126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344">
            <text:p>344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482">
            <text:p>482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5">
            <text:p>135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60">
            <text:p>16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85">
            <text:p>185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60">
            <text:p>260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number-columns-repeated="2" office:value-type="float" office:value="117">
            <text:p>117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85">
            <text:p>185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table:number-columns-repeated="2" office:value-type="float" office:value="122">
            <text:p>122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39">
            <text:p>139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number-columns-repeated="2"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55">
            <text:p>155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35">
            <text:p>235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table:number-columns-repeated="2" office:value-type="float" office:value="122">
            <text:p>122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number-columns-repeated="2" office:value-type="float" office:value="117">
            <text:p>117</text:p>
          </table:table-cell>
        </table:table-row>
        <table:table-row table:style-name="ro1">
          <table:table-cell table:number-columns-repeated="2" office:value-type="float" office:value="113">
            <text:p>113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2" office:value-type="float" office:value="118">
            <text:p>118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93">
            <text:p>193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9">
            <text:p>189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42">
            <text:p>142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302">
            <text:p>302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59">
            <text:p>159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number-columns-repeated="2" office:value-type="float" office:value="118">
            <text:p>11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2" office:value-type="float" office:value="118">
            <text:p>11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2" office:value-type="float" office:value="118">
            <text:p>118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60">
            <text:p>260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22">
            <text:p>122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table:number-columns-repeated="2" office:value-type="float" office:value="118">
            <text:p>118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22">
            <text:p>122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303">
            <text:p>303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table:number-columns-repeated="2" office:value-type="float" office:value="126">
            <text:p>126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77">
            <text:p>177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93">
            <text:p>193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float" office:value="122">
            <text:p>122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51">
            <text:p>151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number-columns-repeated="2" office:value-type="float" office:value="114">
            <text:p>114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60">
            <text:p>26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number-columns-repeated="2" office:value-type="float" office:value="113">
            <text:p>11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93">
            <text:p>193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348">
            <text:p>348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8">
            <text:p>118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85">
            <text:p>185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77">
            <text:p>277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float" office:value="113">
            <text:p>113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69">
            <text:p>269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float" office:value="117">
            <text:p>11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10">
            <text:p>210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table:number-columns-repeated="2" office:value-type="float" office:value="113">
            <text:p>113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13">
            <text:p>113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80">
            <text:p>18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55">
            <text:p>155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45">
            <text:p>345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table:number-columns-repeated="2" office:value-type="float" office:value="130">
            <text:p>130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table:number-columns-repeated="2" office:value-type="float" office:value="118">
            <text:p>118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85">
            <text:p>185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59">
            <text:p>159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80">
            <text:p>18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72">
            <text:p>172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8">
            <text:p>138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56">
            <text:p>256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68">
            <text:p>168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0">
            <text:p>160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7">
            <text:p>117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60">
            <text:p>260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table:number-columns-repeated="2" office:value-type="float" office:value="118">
            <text:p>118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89">
            <text:p>289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10">
            <text:p>21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14">
            <text:p>114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table:number-columns-repeated="2" office:value-type="float" office:value="113">
            <text:p>113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table:number-columns-repeated="2" office:value-type="float" office:value="117">
            <text:p>117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64">
            <text:p>164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81">
            <text:p>181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78">
            <text:p>278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18">
            <text:p>118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80">
            <text:p>180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14">
            <text:p>314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26">
            <text:p>126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52">
            <text:p>252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0">
            <text:p>180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4">
            <text:p>134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26">
            <text:p>126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17">
            <text:p>117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94">
            <text:p>294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36">
            <text:p>336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94">
            <text:p>294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22">
            <text:p>122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table:number-columns-repeated="2" office:value-type="float" office:value="118">
            <text:p>118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28">
            <text:p>328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number-columns-repeated="2" office:value-type="float" office:value="117">
            <text:p>11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2" office:value-type="float" office:value="118">
            <text:p>11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30">
            <text:p>13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306">
            <text:p>306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8">
            <text:p>168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18">
            <text:p>118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26">
            <text:p>126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72">
            <text:p>172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8">
            <text:p>118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21">
            <text:p>121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18">
            <text:p>118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26">
            <text:p>126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59">
            <text:p>159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2">
            <text:p>172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22">
            <text:p>122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35">
            <text:p>135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13">
            <text:p>113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328">
            <text:p>328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35">
            <text:p>135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43">
            <text:p>143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8">
            <text:p>118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27">
            <text:p>227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0">
            <text:p>16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22">
            <text:p>122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34">
            <text:p>134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55">
            <text:p>155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39">
            <text:p>239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float" office:value="114">
            <text:p>114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14">
            <text:p>114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2" office:value-type="float" office:value="114">
            <text:p>114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39">
            <text:p>139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table:number-columns-repeated="2" office:value-type="float" office:value="126">
            <text:p>126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2" office:value-type="float" office:value="118">
            <text:p>1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15/12/2014</text:date>, <text:time>22:3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000" meta:object-count="0"/>
    <meta:generator>OpenOffice/4.0.1$Win32 OpenOffice.org_project/401m5$Build-9714</meta:generator>
  </office:meta>
</office:document-meta>
</file>